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style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8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thin solid #000000" fo:border-left="thick solid #000000" fo:border-right="thin solid #000000"/>
    </style:style>
    <style:style style:name="ce5" style:family="table-cell" style:parent-style-name="Default" style:data-style-name="N2">
      <style:table-cell-properties fo:border="thin solid #000000"/>
    </style:style>
    <style:style style:name="ce6" style:family="table-cell" style:parent-style-name="Default" style:data-style-name="N1">
      <style:table-cell-properties fo:border="thin solid #000000"/>
    </style:style>
    <style:style style:name="ce7" style:family="table-cell" style:parent-style-name="Default" style:data-style-name="N38">
      <style:table-cell-properties fo:border-top="thin solid #000000" fo:border-bottom="thin solid #000000" fo:border-left="thin solid #000000" fo:border-right="thick solid #000000"/>
    </style:style>
    <style:style style:name="ce8" style:family="table-cell" style:parent-style-name="Default" style:data-style-name="N0">
      <style:table-cell-properties fo:border-top="thin solid #000000" fo:border-bottom="thick solid #000000" fo:border-left="thick solid #000000" fo:border-right="thin solid #000000"/>
    </style:style>
    <style:style style:name="ce9" style:family="table-cell" style:parent-style-name="Default" style:data-style-name="N2">
      <style:table-cell-properties fo:border-top="thin solid #000000" fo:border-bottom="thick solid #000000" fo:border-left="thin solid #000000" fo:border-right="thin solid #000000"/>
    </style:style>
    <style:style style:name="ce10" style:family="table-cell" style:parent-style-name="Default" style:data-style-name="N1">
      <style:table-cell-properties fo:border-top="thin solid #000000" fo:border-bottom="thick solid #000000" fo:border-left="thin solid #000000" fo:border-right="thin solid #000000"/>
    </style:style>
    <style:style style:name="ce11" style:family="table-cell" style:parent-style-name="Default" style:data-style-name="N38">
      <style:table-cell-properties fo:border-top="thin solid #000000" fo:border-bottom="thick solid #000000" fo:border-left="thin solid #000000" fo:border-right="thick solid #000000"/>
    </style:style>
    <style:style style:name="ce12" style:family="table-cell" style:parent-style-name="Default" style:data-style-name="N0">
      <style:table-cell-properties fo:border-top="thick solid #000000" fo:border-bottom="thin solid #000000" fo:border-left="thick solid #000000" fo:border-right="thin solid #000000" style:vertical-align="automatic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automatic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ck solid #000000" fo:border-bottom="thin solid #000000" fo:border-left="thin solid #000000" fo:border-right="thick solid #000000" style:vertical-align="automatic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ck solid #000000" fo:border-bottom="thick solid #000000" fo:border-left="thick solid #000000" fo:border-right="thin solid #000000" style:vertical-align="automatic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thick solid #000000" fo:border-bottom="thick solid #000000" fo:border-left="thin solid #000000" fo:border-right="thin solid #000000" style:vertical-align="automatic" style:repeat-content="false"/>
      <style:paragraph-properties fo:text-align="start" fo:margin-left="0cm"/>
    </style:style>
    <style:style style:name="ce18" style:family="table-cell" style:parent-style-name="Default" style:data-style-name="N38">
      <style:table-cell-properties fo:border-top="thick solid #000000" fo:border-bottom="thick solid #000000" fo:border-left="thin solid #000000" fo:border-right="thick solid #000000" style:vertical-align="automatic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-top="thick solid #000000" fo:border-bottom="thick solid #000000" fo:border-left="thin solid #000000" fo:border-right="thick solid #000000" style:vertical-align="automatic" style:repeat-content="false"/>
      <style:paragraph-properties fo:text-align="start" fo:margin-left="0cm"/>
    </style:style>
    <style:style style:name="ce20" style:family="table-cell" style:parent-style-name="Default" style:data-style-name="N2">
      <style:table-cell-properties fo:border-top="thick solid #000000" fo:border-bottom="thick solid #000000" fo:border-left="thin solid #000000" fo:border-right="thick solid #000000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thick solid #000000" fo:border-bottom="thick solid #000000" fo:border-left="thick solid #000000" fo:border-right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ck solid #000000" fo:border-bottom="thick solid #000000" fo:border-left="thin solid #000000" fo:border-right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ck solid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ck solid #000000" fo:border-bottom="none" fo:border-left="none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ck solid #000000" fo:border-bottom="thin solid #000000" fo:border-left="thin solid #000000" fo:border-right="thick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8" style:family="table-cell" style:parent-style-name="Default" style:data-style-name="N38">
      <style:table-cell-properties fo:border-top="thick solid #000000" fo:border-bottom="thin solid #000000" fo:border-left="none" fo:border-right="thick solid #000000" style:vertical-align="automatic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ck solid #000000" style:vertical-align="automatic" style:repeat-content="false"/>
      <style:paragraph-properties fo:text-align="end" fo:margin-right="0cm"/>
    </style:style>
    <style:style style:name="ce30" style:family="table-cell" style:parent-style-name="Default" style:data-style-name="N2">
      <style:table-cell-properties fo:border-top="thin solid #000000" fo:border-bottom="thin solid #000000" fo:border-left="none" fo:border-right="thick solid #000000" style:vertical-align="automatic" style:repeat-content="false"/>
      <style:paragraph-properties fo:text-align="end" fo:margin-right="0cm"/>
    </style:style>
    <style:style style:name="ce31" style:family="table-cell" style:parent-style-name="Default" style:data-style-name="N0">
      <style:table-cell-properties fo:border-top="thin solid #000000" fo:border-bottom="thick solid #000000" fo:border-left="none" fo:border-right="thick solid #000000" style:vertical-align="automatic" style:repeat-content="false"/>
      <style:paragraph-properties fo:text-align="end" fo:margin-right="0cm"/>
    </style:style>
    <style:style style:name="ce32" style:family="table-cell" style:parent-style-name="Default" style:data-style-name="N0">
      <style:table-cell-properties fo:border-top="thin solid #000000" fo:border-bottom="none" fo:border-left="thick solid #000000" fo:border-right="thin solid #000000"/>
    </style:style>
    <style:style style:name="ce33" style:family="table-cell" style:parent-style-name="Default" style:data-style-name="N2">
      <style:table-cell-properties fo:border-top="thin solid #000000" fo:border-bottom="none" fo:border-left="thin solid #000000" fo:border-right="thin solid #000000"/>
    </style:style>
    <style:style style:name="ce34" style:family="table-cell" style:parent-style-name="Default" style:data-style-name="N1">
      <style:table-cell-properties fo:border-top="thin solid #000000" fo:border-bottom="none" fo:border-left="thin solid #000000" fo:border-right="thin solid #000000"/>
    </style:style>
    <style:style style:name="ce35" style:family="table-cell" style:parent-style-name="Default" style:data-style-name="N0">
      <style:table-cell-properties fo:border-top="thick solid #000000" fo:border-bottom="none" fo:border-left="thick solid #000000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none" fo:border-left="thick solid #000000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thick solid #000000" fo:border-left="thick solid #000000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thick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thick solid #000000" fo:border-left="none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ck solid #000000" fo:border-bottom="none" fo:border-left="thick solid #000000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none" fo:border-left="thick solid #000000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thick solid #000000" fo:border-left="thick solid #000000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2.94216666666667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3.00566666666667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2.6035cm"/>
    </style:style>
    <style:style style:name="co8" style:family="table-column">
      <style:table-column-properties fo:break-before="auto" style:column-width="2.794cm"/>
    </style:style>
    <style:style style:name="co9" style:family="table-column">
      <style:table-column-properties fo:break-before="auto" style:column-width="2.58233333333333cm"/>
    </style:style>
    <style:style style:name="co10" style:family="table-column">
      <style:table-column-properties fo:break-before="auto" style:column-width="3.217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9.4pt" style:use-optimal-row-height="fals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27pt" style:use-optimal-row-height="false" fo:break-before="auto"/>
    </style:style>
    <style:style style:name="ro6" style:family="table-row">
      <style:table-row-properties style:row-height="25.2pt" style:use-optimal-row-height="false" fo:break-before="auto"/>
    </style:style>
    <style:style style:name="ro7" style:family="table-row">
      <style:table-row-properties style:row-height="32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G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8">
      <style:graphic-properties style:vertical-pos="middl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G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G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23">
      <style:graphic-properties style:vertical-pos="middl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G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G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8">
      <style:graphic-properties style:vertical-pos="middl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G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G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2">
      <style:graphic-properties style:vertical-pos="middl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G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G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G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G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9">
      <style:graphic-properties style:vertical-pos="middl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G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G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">
      <style:graphic-properties style:vertical-pos="middl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G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style:vertical-pos="middl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G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G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style:vertical-pos="middl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G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G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3">
      <style:graphic-properties style:vertical-pos="middl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G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4" table:default-cell-style-name="ce1"/>
        <table:table-row table:number-rows-repeated="9" table:style-name="ro1">
          <table:table-cell table:number-columns-repeated="16384"/>
        </table:table-row>
        <table:table-row table:style-name="ro2">
          <table:table-cell table:number-columns-repeated="5"/>
          <table:table-cell table:number-columns-repeated="16379" table:style-name="ce1"/>
        </table:table-row>
        <table:table-row table:style-name="ro3">
          <table:table-cell table:number-columns-repeated="5"/>
          <table:table-cell office:value-type="string" table:style-name="ce12">
            <text:p>Cantidad de Recorrido</text:p>
          </table:table-cell>
          <table:table-cell office:value-type="string" table:style-name="ce13">
            <text:p>Dirección de recorrido<text:s/></text:p>
          </table:table-cell>
          <table:table-cell office:value-type="string" table:style-name="ce13">
            <text:p>Distancia medida (D)</text:p>
          </table:table-cell>
          <table:table-cell office:value-type="string" table:style-name="ce13">
            <text:p>No. De Pasos (N)</text:p>
          </table:table-cell>
          <table:table-cell office:value-type="string" table:style-name="ce14">
            <text:p>Medida de Pasos</text:p>
          </table:table-cell>
          <table:table-cell table:number-columns-repeated="16374" table:style-name="ce1"/>
        </table:table-row>
        <table:table-row table:style-name="ro1">
          <table:table-cell table:number-columns-repeated="5"/>
          <table:table-cell office:value-type="float" office:value="1" table:style-name="ce4">
            <text:p>1</text:p>
          </table:table-cell>
          <table:table-cell office:value-type="string" table:style-name="ce5">
            <text:p>Ida</text:p>
          </table:table-cell>
          <table:table-cell office:value-type="float" office:value="16.899999999999999" table:style-name="ce5">
            <text:p>16.90</text:p>
          </table:table-cell>
          <table:table-cell office:value-type="float" office:value="28" table:style-name="ce6">
            <text:p>28</text:p>
          </table:table-cell>
          <table:table-cell office:value-type="float" office:value="0.60357142857142854" table:formula="of:=[.H12]/[.I12]" table:style-name="ce7">
            <text:p>0.6036</text:p>
          </table:table-cell>
          <table:table-cell table:number-columns-repeated="16374" table:style-name="ce1"/>
        </table:table-row>
        <table:table-row table:style-name="ro1">
          <table:table-cell table:number-columns-repeated="5"/>
          <table:table-cell office:value-type="float" office:value="2" table:style-name="ce4">
            <text:p>2</text:p>
          </table:table-cell>
          <table:table-cell office:value-type="string" table:style-name="ce5">
            <text:p>Vuelta</text:p>
          </table:table-cell>
          <table:table-cell office:value-type="float" office:value="16.899999999999999" table:style-name="ce5">
            <text:p>16.90</text:p>
          </table:table-cell>
          <table:table-cell office:value-type="float" office:value="27.8" table:style-name="ce5">
            <text:p>27.80</text:p>
          </table:table-cell>
          <table:table-cell office:value-type="float" office:value="0.60791366906474809" table:formula="of:=[.H13]/[.I13]" table:style-name="ce7">
            <text:p>0.6079</text:p>
          </table:table-cell>
          <table:table-cell table:number-columns-repeated="16374" table:style-name="ce1"/>
        </table:table-row>
        <table:table-row table:style-name="ro2">
          <table:table-cell table:number-columns-repeated="5"/>
          <table:table-cell office:value-type="float" office:value="3" table:style-name="ce4">
            <text:p>3</text:p>
          </table:table-cell>
          <table:table-cell office:value-type="string" table:style-name="ce5">
            <text:p>Ida<text:s/></text:p>
          </table:table-cell>
          <table:table-cell office:value-type="float" office:value="16.899999999999999" table:style-name="ce5">
            <text:p>16.90</text:p>
          </table:table-cell>
          <table:table-cell office:value-type="float" office:value="28" table:style-name="ce6">
            <text:p>28</text:p>
          </table:table-cell>
          <table:table-cell office:value-type="float" office:value="0.60357142857142854" table:formula="of:=[.H14]/[.I14]" table:style-name="ce7">
            <text:p>0.6036</text:p>
          </table:table-cell>
          <table:table-cell table:number-columns-repeated="16374" table:style-name="ce1"/>
        </table:table-row>
        <table:table-row table:style-name="ro4">
          <table:table-cell table:number-columns-repeated="5"/>
          <table:table-cell office:value-type="float" office:value="4" table:style-name="ce8">
            <text:p>4</text:p>
          </table:table-cell>
          <table:table-cell office:value-type="string" table:style-name="ce9">
            <text:p>Vuelta</text:p>
          </table:table-cell>
          <table:table-cell office:value-type="float" office:value="16.899999999999999" table:style-name="ce9">
            <text:p>16.90</text:p>
          </table:table-cell>
          <table:table-cell office:value-type="float" office:value="27" table:style-name="ce10">
            <text:p>27</text:p>
          </table:table-cell>
          <table:table-cell office:value-type="float" office:value="0.62592592592592589" table:formula="of:=[.H15]/[.I15]" table:style-name="ce11">
            <text:p>0.6259</text:p>
          </table:table-cell>
          <table:table-cell table:number-columns-repeated="6" table:style-name="ce1"/>
          <table:table-cell office:value-type="string" table:number-columns-spanned="2" table:number-rows-spanned="1" table:style-name="ce21">
            <text:p>Longitud promedio(Lp):</text:p>
          </table:table-cell>
          <table:covered-table-cell/>
          <table:table-cell office:value-type="float" office:value="0.61024561303338276" table:style-name="ce18">
            <text:p>0.6102</text:p>
          </table:table-cell>
          <table:table-cell table:number-columns-repeated="16365"/>
        </table:table-row>
        <table:table-row table:style-name="ro4">
          <table:table-cell table:number-columns-repeated="5"/>
          <table:table-cell table:number-columns-repeated="4" table:style-name="ce1"/>
          <table:table-cell office:value-type="float" office:value="2.440982452133531" table:formula="of:=SUM([.J12:.J15])" table:style-name="ce2">
            <text:p>2.4410</text:p>
          </table:table-cell>
          <table:table-cell table:number-columns-repeated="6" table:style-name="ce1"/>
          <table:table-cell office:value-type="string" table:number-columns-spanned="2" table:number-rows-spanned="1" table:style-name="ce21">
            <text:p>Cantidad final de pasos :</text:p>
          </table:table-cell>
          <table:covered-table-cell/>
          <table:table-cell office:value-type="float" office:value="28" table:style-name="ce19">
            <text:p>28</text:p>
          </table:table-cell>
          <table:table-cell table:number-columns-repeated="16365"/>
        </table:table-row>
        <table:table-row table:style-name="ro4">
          <table:table-cell table:number-columns-repeated="4"/>
          <table:table-cell table:number-columns-repeated="12" table:style-name="ce1"/>
          <table:table-cell office:value-type="string" table:number-columns-spanned="2" table:number-rows-spanned="1" table:style-name="ce21">
            <text:p>Distancia Calculada:</text:p>
          </table:table-cell>
          <table:covered-table-cell/>
          <table:table-cell office:value-type="float" office:value="17.086877164934716" table:style-name="ce19">
            <text:p>17.08687716</text:p>
          </table:table-cell>
          <table:table-cell table:number-columns-repeated="16365"/>
        </table:table-row>
        <table:table-row table:style-name="ro4">
          <table:table-cell table:number-columns-repeated="4"/>
          <table:table-cell table:style-name="ce1"/>
          <table:table-cell table:style-name="ce1">
            <draw:frame draw:z-index="1" draw:id="id0" draw:style-name="a5" draw:name="CuadroTexto 1" svg:x="0.45833in" svg:y="0.075in" svg:width="2.85in" svg:height="0.29318in">
              <draw:text-box>
                <text:p text:style-name="a4" text:class-names="" text:cond-style-name=""><text:span text:style-name="a0" text:class-names="">Medida</text:span><text:span text:style-name="a1" text:class-names=""><text:s text:c="1"/>de Pasos=<text:s text:c="1"/></text:span><draw:frame draw:style-name="a2" text:anchor-type="as-char" svg:x="1173.46778in" svg:y="0in" svg:width="1.62354in" svg:height="0.38174in" style:rel-width="scale" style:rel-height="scale"><draw:object xlink:href="Object 1/" xlink:type="simple" xlink:show="embed" xlink:actuate="onLoad"/></draw:frame><text:span text:style-name="a3" text:class-names=""/></text:p>
              </draw:text-box>
              <svg:title/>
              <svg:desc/>
            </draw:frame>
          </table:table-cell>
          <table:table-cell table:number-columns-repeated="10" table:style-name="ce1"/>
          <table:table-cell office:value-type="string" table:number-columns-spanned="2" table:number-rows-spanned="1" table:style-name="ce21">
            <text:p>Error :</text:p>
          </table:table-cell>
          <table:covered-table-cell/>
          <table:table-cell office:value-type="float" office:value="0.1868771649347174" table:style-name="ce20">
            <text:p>0.19</text:p>
          </table:table-cell>
          <table:table-cell table:number-columns-repeated="16365"/>
        </table:table-row>
        <table:table-row table:style-name="ro4">
          <table:table-cell table:number-columns-repeated="4"/>
          <table:table-cell table:number-columns-repeated="12" table:style-name="ce1"/>
          <table:table-cell office:value-type="string" table:number-columns-spanned="2" table:number-rows-spanned="1" table:style-name="ce21">
            <text:p>Error Relativo:</text:p>
          </table:table-cell>
          <table:covered-table-cell/>
          <table:table-cell office:value-type="float" office:value="1.1057820410338308E-2" table:style-name="ce19">
            <text:p>0.01105782</text:p>
          </table:table-cell>
          <table:table-cell table:number-columns-repeated="16365"/>
        </table:table-row>
        <table:table-row table:style-name="ro2">
          <table:table-cell table:number-columns-repeated="4"/>
          <table:table-cell table:number-columns-repeated="16380" table:style-name="ce1"/>
        </table:table-row>
        <table:table-row table:style-name="ro1">
          <table:table-cell table:number-columns-repeated="4"/>
          <table:table-cell table:style-name="ce1"/>
          <table:table-cell table:style-name="ce1">
            <draw:frame draw:z-index="2" draw:id="id1" draw:style-name="a10" draw:name="CuadroTexto 3" svg:x="0.375in" svg:y="0.175in" svg:width="3.76667in" svg:height="0.48333in">
              <draw:text-box>
                <text:p text:style-name="a9" text:class-names="" text:cond-style-name=""><text:span text:style-name="a6" text:class-names="">Longitud promedio (Lp)=</text:span><draw:frame draw:style-name="a7" text:anchor-type="as-char" svg:x="1173.37521in" svg:y="0in" svg:width="1.80868in" svg:height="0.35444in" style:rel-width="scale" style:rel-height="scale"><draw:object xlink:href="Object 2/" xlink:type="simple" xlink:show="embed" xlink:actuate="onLoad"/></draw:frame><text:span text:style-name="a8" text:class-names=""/></text:p>
              </draw:text-box>
              <svg:title/>
              <svg:desc/>
            </draw:frame>
          </table:table-cell>
          <table:table-cell table:number-columns-repeated="2" table:style-name="ce1"/>
          <table:table-cell office:value-type="string" table:style-name="ce1">
            <text:p><text:s/></text:p>
            <draw:frame draw:z-index="6" draw:id="id5" draw:style-name="a31" draw:name="CuadroTexto 7" svg:x="0.56667in" svg:y="0.175in" svg:width="3.76667in" svg:height="0.48333in">
              <draw:text-box>
                <text:p text:style-name="a30" text:class-names="" text:cond-style-name=""><text:span text:style-name="a27" text:class-names="">Longitud promedio (Lp)=</text:span><draw:frame draw:style-name="a28" text:anchor-type="as-char" svg:x="1174.00146in" svg:y="0in" svg:width="0.55618in" svg:height="0.34319in" style:rel-width="scale" style:rel-height="scale"><draw:object xlink:href="Object 6/" xlink:type="simple" xlink:show="embed" xlink:actuate="onLoad"/></draw:frame><text:span text:style-name="a29" text:class-names=""/></text:p>
              </draw:text-box>
              <svg:title/>
              <svg:desc/>
            </draw:frame>
          </table:table-cell>
          <table:table-cell table:number-columns-repeated="16375" table:style-name="ce1"/>
        </table:table-row>
        <table:table-row table:style-name="ro5">
          <table:table-cell table:number-columns-repeated="4"/>
          <table:table-cell table:number-columns-repeated="16380" table:style-name="ce1"/>
        </table:table-row>
        <table:table-row table:style-name="ro2">
          <table:table-cell table:number-columns-repeated="4"/>
          <table:table-cell table:number-columns-repeated="16380" table:style-name="ce1"/>
        </table:table-row>
        <table:table-row table:style-name="ro4">
          <table:table-cell table:number-columns-repeated="4"/>
          <table:table-cell office:value-type="string" table:number-columns-spanned="2" table:number-rows-spanned="1" table:style-name="ce16">
            <text:p>Longitud promedio(Lp):</text:p>
          </table:table-cell>
          <table:covered-table-cell/>
          <table:table-cell office:value-type="float" office:value="0.61024561303338276" table:formula="of:=AVERAGE([.J12:.J15])" table:style-name="ce18">
            <text:p>0.6102</text:p>
          </table:table-cell>
          <table:table-cell table:number-columns-repeated="16377" table:style-name="ce1"/>
        </table:table-row>
        <table:table-row table:style-name="ro2">
          <table:table-cell table:number-columns-repeated="4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4"/>
          <table:table-cell office:value-type="string" table:number-columns-spanned="5" table:number-rows-spanned="1" table:style-name="ce15">
            <text:p>Luego se camina en dirección de ida una sola vez y contamos la cantidad de pasos:</text:p>
          </table:table-cell>
          <table:covered-table-cell table:number-columns-repeated="4"/>
          <table:table-cell table:number-columns-repeated="16375" table:style-name="ce1"/>
        </table:table-row>
        <table:table-row table:style-name="ro4">
          <table:table-cell table:number-columns-repeated="4"/>
          <table:table-cell office:value-type="string" table:number-columns-spanned="2" table:number-rows-spanned="1" table:style-name="ce16">
            <text:p>Cantidad final de pasos :</text:p>
          </table:table-cell>
          <table:covered-table-cell/>
          <table:table-cell office:value-type="float" office:value="28" table:style-name="ce19">
            <text:p>28</text:p>
          </table:table-cell>
          <table:table-cell table:number-columns-repeated="16377" table:style-name="ce1"/>
        </table:table-row>
        <table:table-row table:style-name="ro2">
          <table:table-cell table:number-columns-repeated="4"/>
          <table:table-cell table:number-columns-repeated="16380" table:style-name="ce1"/>
        </table:table-row>
        <table:table-row table:style-name="ro1">
          <table:table-cell table:number-columns-repeated="4"/>
          <table:table-cell table:number-columns-repeated="6" table:style-name="ce1"/>
          <table:table-cell table:style-name="ce1">
            <draw:frame draw:z-index="7" draw:id="id6" draw:style-name="a36" draw:name="CuadroTexto 8" svg:x="0.09167in" svg:y="0.18333in" svg:width="2.56667in" svg:height="0.18835in">
              <draw:text-box>
                <text:p text:style-name="a35" text:class-names="" text:cond-style-name=""><text:span text:style-name="a32" text:class-names="">Distancia Calculada =<text:s text:c="1"/></text:span><draw:frame draw:style-name="a33" text:anchor-type="as-char" svg:x="1173.83924in" svg:y="0in" svg:width="0.88062in" svg:height="0.1791in" style:rel-width="scale" style:rel-height="scale"><draw:object xlink:href="Object 7/" xlink:type="simple" xlink:show="embed" xlink:actuate="onLoad"/></draw:frame><text:span text:style-name="a34" text:class-names=""/></text:p>
              </draw:text-box>
              <svg:title/>
              <svg:desc/>
            </draw:frame>
          </table:table-cell>
          <table:table-cell table:number-columns-repeated="16373" table:style-name="ce1"/>
        </table:table-row>
        <table:table-row table:style-name="ro1">
          <table:table-cell table:number-columns-repeated="4"/>
          <table:table-cell table:style-name="ce1"/>
          <table:table-cell table:style-name="ce1">
            <draw:frame draw:z-index="3" draw:id="id2" draw:style-name="a17" draw:name="CuadroTexto 4" svg:x="0.19167in" svg:y="0.025in" svg:width="5.71667in" svg:height="0.18835in">
              <draw:text-box>
                <text:p text:style-name="a16" text:class-names="" text:cond-style-name=""><text:span text:style-name="a11" text:class-names="">Distancia Calculada =<text:s text:c="1"/></text:span><draw:frame draw:style-name="a12" text:anchor-type="as-char" svg:x="1173.00167in" svg:y="0in" svg:width="2.55569in" svg:height="0.1791in" style:rel-width="scale" style:rel-height="scale"><draw:object xlink:href="Object 3/" xlink:type="simple" xlink:show="embed" xlink:actuate="onLoad"/></draw:frame><text:span text:style-name="a13" text:class-names=""><text:s text:c="1"/>* Longitud</text:span><text:span text:style-name="a14" text:class-names=""><text:s text:c="1"/>Promedio (Lp)</text:span><text:span text:style-name="a15" text:class-names=""/></text:p>
              </draw:text-box>
              <svg:title/>
              <svg:desc/>
            </draw:frame>
          </table:table-cell>
          <table:table-cell table:number-columns-repeated="16378" table:style-name="ce1"/>
        </table:table-row>
        <table:table-row table:style-name="ro2">
          <table:table-cell table:number-columns-repeated="4"/>
          <table:table-cell table:number-columns-repeated="16380" table:style-name="ce1"/>
        </table:table-row>
        <table:table-row table:style-name="ro4">
          <table:table-cell table:number-columns-repeated="4"/>
          <table:table-cell office:value-type="string" table:number-columns-spanned="2" table:number-rows-spanned="1" table:style-name="ce16">
            <text:p>Distancia Calculada:</text:p>
          </table:table-cell>
          <table:covered-table-cell/>
          <table:table-cell office:value-type="float" office:value="17.086877164934716" table:formula="of:=[.G28]*[.G24]" table:style-name="ce19">
            <text:p>17.08687716</text:p>
          </table:table-cell>
          <table:table-cell table:number-columns-repeated="16377"/>
        </table:table-row>
        <table:table-row table:style-name="ro2">
          <table:table-cell table:number-columns-repeated="4"/>
          <table:table-cell table:number-columns-repeated="16380" table:style-name="ce1"/>
        </table:table-row>
        <table:table-row table:style-name="ro1">
          <table:table-cell table:number-columns-repeated="4"/>
          <table:table-cell office:value-type="string" table:number-columns-spanned="2" table:number-rows-spanned="1" table:style-name="ce15">
            <text:p>Calculamos el Error:</text:p>
          </table:table-cell>
          <table:covered-table-cell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/>
          <table:table-cell table:style-name="ce1">
            <draw:frame draw:z-index="4" draw:id="id3" draw:style-name="a22" draw:name="CuadroTexto 5" svg:x="0.25833in" svg:y="0.05in" svg:width="3.825in" svg:height="0.18835in">
              <draw:text-box>
                <text:p text:style-name="a21" text:class-names="" text:cond-style-name=""><text:span text:style-name="a18" text:class-names="">Error <text:s text:c="1"/>=<text:s text:c="1"/></text:span><draw:frame draw:style-name="a19" text:anchor-type="as-char" svg:x="1172.66451in" svg:y="0in" svg:width="3.23007in" svg:height="0.1791in" style:rel-width="scale" style:rel-height="scale"><draw:object xlink:href="Object 4/" xlink:type="simple" xlink:show="embed" xlink:actuate="onLoad"/></draw:frame><text:span text:style-name="a20" text:class-names=""/></text:p>
              </draw:text-box>
              <svg:title/>
              <svg:desc/>
            </draw:frame>
          </table:table-cell>
          <table:table-cell table:number-columns-repeated="2" table:style-name="ce1"/>
          <table:table-cell table:style-name="ce1">
            <draw:frame draw:z-index="8" draw:id="id7" draw:style-name="a41" draw:name="CuadroTexto 9" svg:x="0.65in" svg:y="0.03333in" svg:width="2.28333in" svg:height="0.18835in">
              <draw:text-box>
                <text:p text:style-name="a40" text:class-names="" text:cond-style-name=""><text:span text:style-name="a37" text:class-names="">Error <text:s text:c="1"/>=<text:s text:c="1"/></text:span><draw:frame draw:style-name="a38" text:anchor-type="as-char" svg:x="1173.40563in" svg:y="0in" svg:width="1.74785in" svg:height="0.1791in" style:rel-width="scale" style:rel-height="scale"><draw:object xlink:href="Object 8/" xlink:type="simple" xlink:show="embed" xlink:actuate="onLoad"/></draw:frame><text:span text:style-name="a39" text:class-names=""/></text:p>
              </draw:text-box>
              <svg:title/>
              <svg:desc/>
            </draw:frame>
          </table:table-cell>
          <table:table-cell table:number-columns-repeated="16375"/>
        </table:table-row>
        <table:table-row table:style-name="ro2">
          <table:table-cell table:number-columns-repeated="4"/>
          <table:table-cell table:number-columns-repeated="16380" table:style-name="ce1"/>
        </table:table-row>
        <table:table-row table:style-name="ro4">
          <table:table-cell table:number-columns-repeated="4"/>
          <table:table-cell office:value-type="string" table:number-columns-spanned="2" table:number-rows-spanned="1" table:style-name="ce16">
            <text:p>Error :</text:p>
          </table:table-cell>
          <table:covered-table-cell/>
          <table:table-cell office:value-type="float" office:value="0.1868771649347174" table:formula="of:=ABS([.H12]-[.G33])" table:style-name="ce20">
            <text:p>0.19</text:p>
          </table:table-cell>
          <table:table-cell table:number-columns-repeated="16377"/>
        </table:table-row>
        <table:table-row table:style-name="ro2">
          <table:table-cell table:number-columns-repeated="4"/>
          <table:table-cell table:number-columns-repeated="16380" table:style-name="ce1"/>
        </table:table-row>
        <table:table-row table:style-name="ro1">
          <table:table-cell table:number-columns-repeated="4"/>
          <table:table-cell office:value-type="string" table:number-columns-spanned="2" table:number-rows-spanned="1" table:style-name="ce3">
            <text:p>Calculamos el Error Relativo:</text:p>
          </table:table-cell>
          <table:covered-table-cell/>
          <table:table-cell table:number-columns-repeated="16378" table:style-name="ce1"/>
        </table:table-row>
        <table:table-row table:style-name="ro1">
          <table:table-cell table:number-columns-repeated="4"/>
          <table:table-cell table:number-columns-repeated="5" table:style-name="ce1"/>
          <table:table-cell table:style-name="ce1">
            <draw:frame draw:z-index="9" draw:id="id8" draw:style-name="a45" draw:name="CuadroTexto 10" svg:x="0.61667in" svg:y="0.19167in" svg:width="1.86667in" svg:height="0.34781in">
              <draw:text-box>
                <text:p text:style-name="a44" text:class-names="" text:cond-style-name=""><draw:frame draw:style-name="a42" text:anchor-type="as-char" svg:x="1173.37569in" svg:y="0in" svg:width="1.80771in" svg:height="0.34444in" style:rel-width="scale" style:rel-height="scale"><draw:object xlink:href="Object 9/" xlink:type="simple" xlink:show="embed" xlink:actuate="onLoad"/></draw:frame><text:span text:style-name="a43" text:class-names=""/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"/>
          <table:table-cell table:style-name="ce1">
            <draw:frame draw:z-index="5" draw:id="id4" draw:style-name="a26" draw:name="CuadroTexto 6" svg:x="0.40833in" svg:y="0.00833in" svg:width="3.03333in" svg:height="0.37943in">
              <draw:text-box>
                <text:p text:style-name="a25" text:class-names="" text:cond-style-name=""><draw:frame draw:style-name="a23" text:anchor-type="as-char" svg:x="1172.79632in" svg:y="0in" svg:width="2.96646in" svg:height="0.37576in" style:rel-width="scale" style:rel-height="scale"><draw:object xlink:href="Object 5/" xlink:type="simple" xlink:show="embed" xlink:actuate="onLoad"/></draw:frame><text:span text:style-name="a24" text:class-names=""/></text:p>
              </draw:text-box>
              <svg:title/>
              <svg:desc/>
            </draw:frame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4"/>
          <table:table-cell table:number-columns-repeated="16380" table:style-name="ce1"/>
        </table:table-row>
        <table:table-row table:style-name="ro4">
          <table:table-cell table:number-columns-repeated="4"/>
          <table:table-cell office:value-type="string" table:number-columns-spanned="2" table:number-rows-spanned="1" table:style-name="ce16">
            <text:p>Error Relativo:</text:p>
          </table:table-cell>
          <table:covered-table-cell/>
          <table:table-cell office:value-type="float" office:value="1.1057820410338308E-2" table:formula="of:=([.G39]/[.H12])" table:style-name="ce19">
            <text:p>0.01105782</text:p>
          </table:table-cell>
          <table:table-cell table:number-columns-repeated="16377"/>
        </table:table-row>
        <table:table-row table:style-name="ro2">
          <table:table-cell table:number-columns-repeated="4"/>
          <table:table-cell table:number-columns-repeated="16380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Hoja2" table:style-name="ta2">
        <table:table-column table:style-name="co1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1" table:number-columns-repeated="16375" table:default-cell-style-name="ce1"/>
        <table:table-row table:number-rows-repeated="6" table:style-name="ro1">
          <table:table-cell table:number-columns-repeated="16384"/>
        </table:table-row>
        <table:table-row table:style-name="ro6">
          <table:table-cell table:number-columns-repeated="4"/>
          <table:table-cell table:number-columns-repeated="16380" table:style-name="ce1"/>
        </table:table-row>
        <table:table-row table:style-name="ro7">
          <table:table-cell table:number-columns-repeated="4"/>
          <table:table-cell office:value-type="string" table:style-name="ce12">
            <text:p>Cantidad de Recorrido</text:p>
          </table:table-cell>
          <table:table-cell office:value-type="string" table:style-name="ce13">
            <text:p>Dirección de recorrido<text:s/></text:p>
          </table:table-cell>
          <table:table-cell office:value-type="string" table:style-name="ce13">
            <text:p>Distancia medida (D)</text:p>
          </table:table-cell>
          <table:table-cell office:value-type="string" table:style-name="ce13">
            <text:p>No. De Pasos (N)</text:p>
          </table:table-cell>
          <table:table-cell office:value-type="string" table:style-name="ce27">
            <text:p>Medida de Pasos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float" office:value="1" table:style-name="ce4">
            <text:p>1</text:p>
          </table:table-cell>
          <table:table-cell office:value-type="string" table:style-name="ce5">
            <text:p>Ida</text:p>
          </table:table-cell>
          <table:table-cell office:value-type="float" office:value="16.899999999999999" table:style-name="ce5">
            <text:p>16.90</text:p>
          </table:table-cell>
          <table:table-cell office:value-type="float" office:value="28" table:style-name="ce6">
            <text:p>28</text:p>
          </table:table-cell>
          <table:table-cell office:value-type="float" office:value="0.60357142857142854" table:formula="of:=[.G9]/[.H9]" table:style-name="ce7">
            <text:p>0.6036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float" office:value="2" table:style-name="ce4">
            <text:p>2</text:p>
          </table:table-cell>
          <table:table-cell office:value-type="string" table:style-name="ce5">
            <text:p>Vuelta</text:p>
          </table:table-cell>
          <table:table-cell office:value-type="float" office:value="16.899999999999999" table:style-name="ce5">
            <text:p>16.90</text:p>
          </table:table-cell>
          <table:table-cell office:value-type="float" office:value="27.8" table:style-name="ce5">
            <text:p>27.80</text:p>
          </table:table-cell>
          <table:table-cell office:value-type="float" office:value="0.60791366906474809" table:formula="of:=[.G10]/[.H10]" table:style-name="ce7">
            <text:p>0.6079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float" office:value="3" table:style-name="ce4">
            <text:p>3</text:p>
          </table:table-cell>
          <table:table-cell office:value-type="string" table:style-name="ce5">
            <text:p>Ida<text:s/></text:p>
          </table:table-cell>
          <table:table-cell office:value-type="float" office:value="16.899999999999999" table:style-name="ce5">
            <text:p>16.90</text:p>
          </table:table-cell>
          <table:table-cell office:value-type="float" office:value="28" table:style-name="ce6">
            <text:p>28</text:p>
          </table:table-cell>
          <table:table-cell office:value-type="float" office:value="0.60357142857142854" table:formula="of:=[.G11]/[.H11]" table:style-name="ce7">
            <text:p>0.6036</text:p>
          </table:table-cell>
          <table:table-cell table:number-columns-repeated="16375"/>
        </table:table-row>
        <table:table-row table:style-name="ro2">
          <table:table-cell table:number-columns-repeated="4"/>
          <table:table-cell office:value-type="float" office:value="4" table:style-name="ce32">
            <text:p>4</text:p>
          </table:table-cell>
          <table:table-cell office:value-type="string" table:style-name="ce33">
            <text:p>Vuelta</text:p>
          </table:table-cell>
          <table:table-cell office:value-type="float" office:value="16.899999999999999" table:style-name="ce33">
            <text:p>16.90</text:p>
          </table:table-cell>
          <table:table-cell office:value-type="float" office:value="27" table:style-name="ce34">
            <text:p>27</text:p>
          </table:table-cell>
          <table:table-cell office:value-type="float" office:value="0.62592592592592589" table:formula="of:=[.G12]/[.H12]" table:style-name="ce11">
            <text:p>0.6259</text:p>
          </table:table-cell>
          <table:table-cell table:number-columns-repeated="16375"/>
        </table:table-row>
        <table:table-row table:style-name="ro2">
          <table:table-cell table:number-columns-repeated="4"/>
          <table:table-cell office:value-type="string" table:number-columns-spanned="4" table:number-rows-spanned="1" table:style-name="ce40">
            <text:p>Longitud promedio(Lp):</text:p>
          </table:table-cell>
          <table:covered-table-cell table:number-columns-repeated="3"/>
          <table:table-cell office:value-type="float" office:value="0.61024561303338276" table:style-name="ce28">
            <text:p>0.6102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number-columns-spanned="4" table:number-rows-spanned="1" table:style-name="ce41">
            <text:p>Cantidad final de pasos :</text:p>
          </table:table-cell>
          <table:covered-table-cell table:number-columns-repeated="3"/>
          <table:table-cell office:value-type="float" office:value="28" table:style-name="ce29">
            <text:p>28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number-columns-spanned="4" table:number-rows-spanned="1" table:style-name="ce41">
            <text:p>Distancia Calculada:</text:p>
          </table:table-cell>
          <table:covered-table-cell table:number-columns-repeated="3"/>
          <table:table-cell office:value-type="float" office:value="17.086877164934716" table:style-name="ce29">
            <text:p>17.08687716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number-columns-spanned="4" table:number-rows-spanned="1" table:style-name="ce41">
            <text:p>Error :</text:p>
          </table:table-cell>
          <table:covered-table-cell table:number-columns-repeated="3"/>
          <table:table-cell office:value-type="float" office:value="0.1868771649347174" table:style-name="ce30">
            <text:p>0.19</text:p>
          </table:table-cell>
          <table:table-cell table:number-columns-repeated="16375"/>
        </table:table-row>
        <table:table-row table:style-name="ro2">
          <table:table-cell table:number-columns-repeated="4"/>
          <table:table-cell office:value-type="string" table:number-columns-spanned="4" table:number-rows-spanned="1" table:style-name="ce42">
            <text:p>Error Relativo:</text:p>
          </table:table-cell>
          <table:covered-table-cell table:number-columns-repeated="3"/>
          <table:table-cell office:value-type="float" office:value="1.1057820410338308E-2" table:style-name="ce31">
            <text:p>0.01105782</text:p>
          </table:table-cell>
          <table:table-cell table:number-columns-repeated="16375"/>
        </table:table-row>
        <table:table-row table:style-name="ro2">
          <table:table-cell table:number-columns-repeated="4"/>
          <table:table-cell table:number-columns-repeated="16380" table:style-name="ce1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8">
      <number:number number:decimal-places="4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130</meta:generator>
    <meta:initial-creator>Ivan Rivera</meta:initial-creator>
    <dc:creator>Ivan Rivera</dc:creator>
    <meta:creation-date>2023-03-19T05:07:11Z</meta:creation-date>
    <dc:date>2023-03-19T07:30:29Z</dc:date>
  </office:meta>
</office:document-meta>
</file>

<file path=Object 1/content.xml><?xml version="1.0" encoding="utf-8"?>
<mml:math xmlns:mml="http://www.w3.org/1998/Math/MathML" display="block">
  <mml:mfrac>
    <mml:mrow>
      <mml:mi>𝑫</mml:mi>
      <mml:mi>𝒊</mml:mi>
      <mml:mi>𝒔</mml:mi>
      <mml:mi>𝒕</mml:mi>
      <mml:mi>𝒂</mml:mi>
      <mml:mi>𝒏</mml:mi>
      <mml:mi>𝒄</mml:mi>
      <mml:mi>𝒊</mml:mi>
      <mml:mi>𝒂</mml:mi>
      <mml:mo> </mml:mo>
      <mml:mi>𝑴</mml:mi>
      <mml:mi>𝒆</mml:mi>
      <mml:mi>𝒅</mml:mi>
      <mml:mi>𝒊</mml:mi>
      <mml:mi>𝒅</mml:mi>
      <mml:mi>𝒂</mml:mi>
      <mml:mo fence="false">(</mml:mo>
      <mml:mi>𝑫</mml:mi>
      <mml:mo fence="false">)</mml:mo>
    </mml:mrow>
    <mml:mrow>
      <mml:mi>𝑵</mml:mi>
      <mml:mi>𝒐</mml:mi>
      <mml:mo>,</mml:mo>
      <mml:mo> </mml:mo>
      <mml:mo> </mml:mo>
      <mml:mo> </mml:mo>
      <mml:mi>𝑫</mml:mi>
      <mml:mi>𝒆</mml:mi>
      <mml:mo> </mml:mo>
      <mml:mi>𝑷</mml:mi>
      <mml:mi>𝒂</mml:mi>
      <mml:mi>𝒔</mml:mi>
      <mml:mi>𝒐</mml:mi>
      <mml:mi>𝒔</mml:mi>
      <mml:mo> </mml:mo>
      <mml:mo fence="false">(</mml:mo>
      <mml:mi>𝑵</mml:mi>
      <mml:mo fence="false">)</mml:mo>
    </mml:mrow>
  </mml:mfrac>
</mml:math>
</file>

<file path=Object 2/content.xml><?xml version="1.0" encoding="utf-8"?>
<mml:math xmlns:mml="http://www.w3.org/1998/Math/MathML" display="block">
  <mml:mfrac>
    <mml:mrow>
      <mml:mo stretchy="false">∑</mml:mo>
      <mml:mrow>
        <mml:mi>𝑴</mml:mi>
        <mml:mi>𝒆</mml:mi>
        <mml:mi>𝒅</mml:mi>
        <mml:mi>𝒊</mml:mi>
        <mml:mi>𝒅</mml:mi>
        <mml:mi>𝒂</mml:mi>
        <mml:mi>𝒅</mml:mi>
        <mml:mo> </mml:mo>
        <mml:mi>𝒅</mml:mi>
        <mml:mi>𝒆</mml:mi>
        <mml:mo> </mml:mo>
        <mml:mi>𝒑</mml:mi>
        <mml:mi>𝒂</mml:mi>
        <mml:mi>𝒔</mml:mi>
        <mml:mi>𝒐</mml:mi>
        <mml:mi>𝒔</mml:mi>
      </mml:mrow>
    </mml:mrow>
    <mml:mrow>
      <mml:mi>𝑪</mml:mi>
      <mml:mi>𝒂</mml:mi>
      <mml:mi>𝒏</mml:mi>
      <mml:mi>𝒕</mml:mi>
      <mml:mi>𝒊</mml:mi>
      <mml:mi>𝒅</mml:mi>
      <mml:mi>𝒂</mml:mi>
      <mml:mi>𝒅</mml:mi>
      <mml:mo> </mml:mo>
      <mml:mi>𝒅</mml:mi>
      <mml:mi>𝒆</mml:mi>
      <mml:mo> </mml:mo>
      <mml:mi>𝒓</mml:mi>
      <mml:mi>𝒆</mml:mi>
      <mml:mi>𝒄</mml:mi>
      <mml:mi>𝒐</mml:mi>
      <mml:mi>𝒓</mml:mi>
      <mml:mi>𝒓</mml:mi>
      <mml:mi>𝒊</mml:mi>
      <mml:mi>𝒅</mml:mi>
      <mml:mi>𝒐</mml:mi>
      <mml:mi>𝒔</mml:mi>
    </mml:mrow>
  </mml:mfrac>
</mml:math>
</file>

<file path=Object 3/content.xml><?xml version="1.0" encoding="utf-8"?>
<mml:math xmlns:mml="http://www.w3.org/1998/Math/MathML" display="block">
  <mml:mtext>Cantidad final de pasos recorridos</mml:mtext>
</mml:math>
</file>

<file path=Object 4/content.xml><?xml version="1.0" encoding="utf-8"?>
<mml:math xmlns:mml="http://www.w3.org/1998/Math/MathML" display="block">
  <mml:mfenced open="|" close="|">
    <mml:mrow>
      <mml:mi>𝑫</mml:mi>
      <mml:mi>𝒊</mml:mi>
      <mml:mi>𝒔</mml:mi>
      <mml:mi>𝒕</mml:mi>
      <mml:mi>𝒂</mml:mi>
      <mml:mi>𝒏</mml:mi>
      <mml:mi>𝒄</mml:mi>
      <mml:mi>𝒊</mml:mi>
      <mml:mi>𝒂</mml:mi>
      <mml:mo> </mml:mo>
      <mml:mi>𝑴</mml:mi>
      <mml:mi>𝒆</mml:mi>
      <mml:mi>𝒅</mml:mi>
      <mml:mi>𝒊</mml:mi>
      <mml:mi>𝒅</mml:mi>
      <mml:mi>𝒂</mml:mi>
      <mml:mo> </mml:mo>
      <mml:mo>−</mml:mo>
      <mml:mi>𝑫</mml:mi>
      <mml:mi>𝒊</mml:mi>
      <mml:mi>𝒔</mml:mi>
      <mml:mi>𝒕</mml:mi>
      <mml:mi>𝒂</mml:mi>
      <mml:mi>𝒏</mml:mi>
      <mml:mi>𝒄</mml:mi>
      <mml:mi>𝒊</mml:mi>
      <mml:mi>𝒂</mml:mi>
      <mml:mo> </mml:mo>
      <mml:mi>𝑪</mml:mi>
      <mml:mi>𝒂</mml:mi>
      <mml:mi>𝒍</mml:mi>
      <mml:mi>𝒄</mml:mi>
      <mml:mi>𝒖</mml:mi>
      <mml:mi>𝒍</mml:mi>
      <mml:mi>𝒂</mml:mi>
      <mml:mi>𝒅</mml:mi>
      <mml:mi>𝒂</mml:mi>
    </mml:mrow>
  </mml:mfenced>
</mml:math>
</file>

<file path=Object 5/content.xml><?xml version="1.0" encoding="utf-8"?>
<mml:math xmlns:mml="http://www.w3.org/1998/Math/MathML" display="block">
  <mml:mi>𝑬</mml:mi>
  <mml:mi>𝒓</mml:mi>
  <mml:mi>𝒓</mml:mi>
  <mml:mi>𝒐</mml:mi>
  <mml:mi>𝒓</mml:mi>
  <mml:mo> </mml:mo>
  <mml:mi>𝑹</mml:mi>
  <mml:mi>𝒆</mml:mi>
  <mml:mi>𝒍</mml:mi>
  <mml:mi>𝒂</mml:mi>
  <mml:mi>𝒕</mml:mi>
  <mml:mi>𝒊</mml:mi>
  <mml:mi>𝒗</mml:mi>
  <mml:mi>𝒐</mml:mi>
  <mml:mo>=</mml:mo>
  <mml:mo> </mml:mo>
  <mml:mfrac>
    <mml:mrow>
      <mml:mi>𝑬</mml:mi>
      <mml:mi>𝒓</mml:mi>
      <mml:mi>𝒓</mml:mi>
      <mml:mi>𝒐</mml:mi>
      <mml:mi>𝒓</mml:mi>
    </mml:mrow>
    <mml:mrow>
      <mml:mi>𝑫</mml:mi>
      <mml:mi>𝒊</mml:mi>
      <mml:mi>𝒔</mml:mi>
      <mml:mi>𝒕</mml:mi>
      <mml:mi>𝒂</mml:mi>
      <mml:mi>𝒏</mml:mi>
      <mml:mi>𝒄</mml:mi>
      <mml:mi>𝒊</mml:mi>
      <mml:mi>𝒂</mml:mi>
      <mml:mo> </mml:mo>
      <mml:mi>𝑴</mml:mi>
      <mml:mi>𝒆</mml:mi>
      <mml:mi>𝒅</mml:mi>
      <mml:mi>𝒊</mml:mi>
      <mml:mi>𝒅</mml:mi>
      <mml:mi>𝒂</mml:mi>
      <mml:mo fence="false">(</mml:mo>
      <mml:mi>𝑫</mml:mi>
      <mml:mo fence="false">)</mml:mo>
    </mml:mrow>
  </mml:mfrac>
</mml:math>
</file>

<file path=Object 6/content.xml><?xml version="1.0" encoding="utf-8"?>
<mml:math xmlns:mml="http://www.w3.org/1998/Math/MathML" display="block">
  <mml:mfrac>
    <mml:mrow>
      <mml:mn>𝟐</mml:mn>
      <mml:mo>,</mml:mo>
      <mml:mn>𝟒</mml:mn>
      <mml:mn>𝟒</mml:mn>
      <mml:mn>𝟏</mml:mn>
      <mml:mn>𝟎</mml:mn>
    </mml:mrow>
    <mml:mn>𝟒</mml:mn>
  </mml:mfrac>
</mml:math>
</file>

<file path=Object 7/content.xml><?xml version="1.0" encoding="utf-8"?>
<mml:math xmlns:mml="http://www.w3.org/1998/Math/MathML" display="block">
  <mml:mn>𝟐</mml:mn>
  <mml:mn>𝟖</mml:mn>
  <mml:mo>∗</mml:mo>
  <mml:mn>𝟎</mml:mn>
  <mml:mo>.</mml:mo>
  <mml:mn>𝟔</mml:mn>
  <mml:mn>𝟏</mml:mn>
  <mml:mn>𝟎</mml:mn>
  <mml:mn>𝟐</mml:mn>
</mml:math>
</file>

<file path=Object 8/content.xml><?xml version="1.0" encoding="utf-8"?>
<mml:math xmlns:mml="http://www.w3.org/1998/Math/MathML" display="block">
  <mml:mfenced open="|" close="|">
    <mml:mrow>
      <mml:mn>𝟏</mml:mn>
      <mml:mn>𝟔</mml:mn>
      <mml:mo>.</mml:mo>
      <mml:mn>𝟗</mml:mn>
      <mml:mn>𝟎</mml:mn>
      <mml:mo> </mml:mo>
      <mml:mo>−</mml:mo>
      <mml:mn>𝟏</mml:mn>
      <mml:mn>𝟕</mml:mn>
      <mml:mo>.</mml:mo>
      <mml:mn>𝟎</mml:mn>
      <mml:mn>𝟖</mml:mn>
      <mml:mn>𝟔</mml:mn>
      <mml:mn>𝟖</mml:mn>
      <mml:mn>𝟕</mml:mn>
      <mml:mn>𝟕</mml:mn>
      <mml:mn>𝟏</mml:mn>
      <mml:mn>𝟔</mml:mn>
    </mml:mrow>
  </mml:mfenced>
</mml:math>
</file>

<file path=Object 9/content.xml><?xml version="1.0" encoding="utf-8"?>
<mml:math xmlns:mml="http://www.w3.org/1998/Math/MathML" display="block">
  <mml:mi>𝑬</mml:mi>
  <mml:mi>𝒓</mml:mi>
  <mml:mi>𝒓</mml:mi>
  <mml:mi>𝒐</mml:mi>
  <mml:mi>𝒓</mml:mi>
  <mml:mo> </mml:mo>
  <mml:mi>𝑹</mml:mi>
  <mml:mi>𝒆</mml:mi>
  <mml:mi>𝒍</mml:mi>
  <mml:mi>𝒂</mml:mi>
  <mml:mi>𝒕</mml:mi>
  <mml:mi>𝒊</mml:mi>
  <mml:mi>𝒗</mml:mi>
  <mml:mi>𝒐</mml:mi>
  <mml:mo>=</mml:mo>
  <mml:mo> </mml:mo>
  <mml:mfrac>
    <mml:mrow>
      <mml:mn>𝟎</mml:mn>
      <mml:mo>.</mml:mo>
      <mml:mn>𝟏</mml:mn>
      <mml:mn>𝟗</mml:mn>
    </mml:mrow>
    <mml:mrow>
      <mml:mn>𝟏</mml:mn>
      <mml:mn>𝟔</mml:mn>
      <mml:mo>.</mml:mo>
      <mml:mn>𝟗</mml:mn>
      <mml:mn>𝟎</mml:mn>
    </mml:mrow>
  </mml:mfrac>
</mml:math>
</file>